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5.71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Componetes</text:p>
          </table:table-cell>
          <table:table-cell office:value-type="string" calcext:value-type="string">
            <text:p>Cantidad</text:p>
          </table:table-cell>
        </table:table-row>
        <table:table-row table:style-name="ro1">
          <table:table-cell office:value-type="string" calcext:value-type="string">
            <text:p>Resistencia Smd 4,7Mohm 08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sistencia Smd 30kohm 08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sistencia Smd 1Mohm 08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sistencia Smd 5.6kohm 08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sistencia Smd 6.8konhm 12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sistencia Smd 10kohm 08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sistencia Smd 100kohm 08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sitencia SMD 180ohm 12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sistencia smd 220 08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sistencia smd 470k 12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eset 5kohm 10 vuletas o 1 vuelt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pacitor Smd 4.7uf 08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apacitor Smd 100nf 08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apacitor Smd 1nf 08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apacitor Smd 1uf 08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apacitor Smd 2.2nf 08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apacitor Smd 10uf 08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D4060 SMD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1T14:55:51.596293364</meta:creation-date>
    <dc:date>2022-08-12T08:25:29.784650059</dc:date>
    <meta:editing-duration>PT10M36S</meta:editing-duration>
    <meta:editing-cycles>2</meta:editing-cycles>
    <meta:generator>LibreOffice/7.3.5.2$Linux_X86_64 LibreOffice_project/30$Build-2</meta:generator>
    <meta:document-statistic meta:table-count="1" meta:cell-count="38" meta:object-count="0"/>
  </office:meta>
</office:document-meta>
</file>